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EF000000EF9AB378A9C7B62B0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742cm" svg:height="4.742cm" svg:x="8.612cm" svg:y="12.766cm">
          <draw:image xlink:href="Pictures/10000000000000EF000000EF9AB378A9C7B62B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6:41:38.637452173</meta:creation-date>
    <dc:date>2018-05-03T16:41:54.244203269</dc:date>
    <meta:editing-duration>PT1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